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260000004A7E27B79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c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106cm" svg:stroke-color="#ccc1d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0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9bbb5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c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ccc1da" draw:fill="solid" draw:fill-color="#ffffff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604a7b" draw:stroke-linejoin="round" draw:fill="solid" draw:fill-color="#ffffff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4f81bd" draw:fill="solid" draw:fill-color="#ffffff" draw:textarea-vertical-align="middle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106cm" svg:stroke-color="#9bbb59" draw:fill="solid" draw:fill-color="#ffffff" draw:textarea-vertical-align="middle" draw:auto-grow-height="false" fo:padding-top="0.13cm" fo:padding-bottom="0.127cm" fo:padding-left="0.25cm" fo:padding-right="0.25cm" fo:wrap-option="no-wrap"/>
    </style:style>
    <style:style style:name="gr10" style:family="graphic" style:parent-style-name="standard">
      <style:graphic-properties draw:stroke="solid" svg:stroke-width="0.106cm" svg:stroke-color="#ffc000" draw:fill="solid" draw:fill-color="#ffffff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106cm" svg:stroke-color="#f7964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06cm" svg:stroke-color="#c00000" draw:fill="solid" draw:fill-color="#ffffff" draw:textarea-vertical-align="middle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f79646" draw:fill="solid" draw:fill-color="#ffffff" draw:textarea-vertical-align="middle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808080" draw:fill="solid" draw:fill-color="#ffffff" draw:textarea-vertical-align="middle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">
      <style:graphic-properties draw:stroke="none" svg:stroke-width="0cm" draw:fill="none" draw:textarea-horizontal-align="right" draw:textarea-vertical-align="bottom" draw:auto-grow-height="true" fo:min-width="0.763cm" fo:padding-top="0.125cm" fo:padding-bottom="0.125cm" fo:padding-left="0.25cm" fo:padding-right="0.25cm" fo:wrap-option="wrap"/>
      <style:paragraph-properties style:writing-mode="tb-rl"/>
    </style:style>
    <style:style style:name="gr17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gr19" style:family="graphic">
      <style:graphic-properties style:protect="siz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fo:min-height="11.62cm" fo:padding-top="0.125cm" fo:padding-bottom="0.125cm" fo:padding-left="0.25cm" fo:padding-right="0.25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62cm" fo:padding-top="0.125cm" fo:padding-bottom="0.125cm" fo:padding-left="0.25cm" fo:padding-right="0.25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fo:hyphenate="false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9" style:family="paragraph">
      <style:paragraph-properties fo:line-height="100%" fo:text-align="end"/>
      <style:text-properties fo:font-size="18pt"/>
    </style:style>
    <style:style style:name="P10" style:family="paragraph">
      <style:paragraph-properties fo:line-height="100%" fo:text-align="end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color="#000000" style:text-line-through-style="none" fo:font-family="Calibri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line-through-style="none" fo:font-family="Calibri" fo:font-size="7pt" fo:letter-spacing="normal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3" style:family="text">
      <style:text-properties fo:color="#000000" style:text-line-through-style="none" fo:font-family="'Courier New'" style:font-family-generic="modern" style:font-pitch="fixed" fo:font-size="7pt" fo:letter-spacing="normal" fo:font-style="normal" style:text-underline-style="none" fo:font-weight="normal" style:font-size-asian="7pt" style:font-style-asian="normal" style:font-weight-asian="normal" style:font-family-complex="'Courier New'" style:font-family-generic-complex="modern" style:font-pitch-complex="fixed" style:font-size-complex="7pt" style:font-style-complex="normal" style:font-weight-complex="normal"/>
    </style:style>
    <style:style style:name="T4" style:family="text">
      <style:text-properties fo:color="#000000" style:text-line-through-style="none" fo:font-family="Calibri" fo:font-size="7pt" fo:letter-spacing="normal" fo:font-style="normal" style:text-underline-style="none" fo:font-weight="bold" style:font-size-asian="7pt" style:font-style-asian="normal" style:font-weight-asian="bold" style:font-family-complex="'Courier New'" style:font-family-generic-complex="modern" style:font-pitch-complex="fixed" style:font-size-complex="7pt" style:font-style-complex="normal" style:font-weight-complex="bold"/>
    </style:style>
    <style:style style:name="T5" style:family="text">
      <style:text-properties fo:color="#808080" style:text-line-through-style="none" fo:font-family="Calibri" fo:font-size="7pt" fo:letter-spacing="normal" fo:font-style="normal" style:text-underline-style="none" fo:font-weight="bold" style:font-size-asian="7pt" style:font-style-asian="normal" style:font-weight-asian="bold" style:font-family-complex="'Courier New'" style:font-family-generic-complex="modern" style:font-pitch-complex="fixed" style:font-size-complex="7pt" style:font-style-complex="normal" style:font-weight-complex="bold"/>
    </style:style>
    <style:style style:name="T6" style:family="text">
      <style:text-properties fo:color="#808080" style:text-line-through-style="none" fo:font-family="Calibri" fo:font-size="7pt" fo:letter-spacing="normal" fo:font-style="normal" style:text-underline-style="none" fo:font-weight="normal" style:font-size-asian="7pt" style:font-style-asian="normal" style:font-weight-asian="normal" style:font-family-complex="'Courier New'" style:font-family-generic-complex="modern" style:font-pitch-complex="fixed" style:font-size-complex="7pt" style:font-style-complex="normal" style:font-weight-complex="normal"/>
    </style:style>
    <style:style style:name="T7" style:family="text">
      <style:text-properties fo:color="#000000" style:text-line-through-style="none" fo:font-family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fo:color="#000000" style:text-line-through-style="none" fo:font-family="Calibri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9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1f497d" style:text-line-through-style="none" fo:font-family="Calibri" fo:font-size="8pt" fo:letter-spacing="normal" fo:font-style="normal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line draw:name="Straight Connector 31" draw:style-name="gr1" draw:text-style-name="P1" draw:layer="layout" svg:x1="15.386cm" svg:y1="11.322cm" svg:x2="24.15cm" svg:y2="11.322cm">
          <text:p/>
        </draw:line>
        <draw:line draw:name="Straight Connector 28" draw:style-name="gr1" draw:text-style-name="P1" draw:layer="layout" svg:x1="23.388cm" svg:y1="3.043cm" svg:x2="24.154cm" svg:y2="3.043cm">
          <text:p/>
        </draw:line>
        <draw:line draw:name="Straight Connector 12" draw:style-name="gr2" draw:text-style-name="P1" draw:layer="layout" svg:x1="5.545cm" svg:y1="4.124cm" svg:x2="5.545cm" svg:y2="5.532cm">
          <text:p/>
        </draw:line>
        <draw:line draw:name="Straight Connector 13" draw:style-name="gr2" draw:text-style-name="P1" draw:layer="layout" svg:x1="8.646cm" svg:y1="1.724cm" svg:x2="11.699cm" svg:y2="1.724cm">
          <text:p/>
        </draw:line>
        <draw:line draw:name="Straight Connector 16" draw:style-name="gr3" draw:text-style-name="P1" draw:layer="layout" svg:x1="12.34cm" svg:y1="2.124cm" svg:x2="12.363cm" svg:y2="4.222cm">
          <text:p/>
        </draw:line>
        <draw:line draw:name="Straight Connector 20" draw:style-name="gr3" draw:text-style-name="P1" draw:layer="layout" svg:x1="15.36cm" svg:y1="1.724cm" svg:x2="16.5cm" svg:y2="1.724cm">
          <text:p/>
        </draw:line>
        <draw:line draw:name="Straight Connector 23" draw:style-name="gr1" draw:text-style-name="P1" draw:layer="layout" svg:x1="20.021cm" svg:y1="4.724cm" svg:x2="20.021cm" svg:y2="6.235cm">
          <text:p/>
        </draw:line>
        <draw:line draw:name="Straight Connector 29" draw:style-name="gr4" draw:text-style-name="P1" draw:layer="layout" svg:x1="12.315cm" svg:y1="7.753cm" svg:x2="12.315cm" svg:y2="11.754cm">
          <text:p/>
        </draw:line>
        <draw:line draw:name="Straight Connector 49" draw:style-name="gr5" draw:text-style-name="P1" draw:layer="layout" svg:x1="20.022cm" svg:y1="6.924cm" svg:x2="20.033cm" svg:y2="8.502cm">
          <text:p/>
        </draw:line>
        <draw:line draw:name="Straight Connector 61" draw:style-name="gr3" draw:text-style-name="P1" draw:layer="layout" svg:x1="15.264cm" svg:y1="2.124cm" svg:x2="16.029cm" svg:y2="2.124cm">
          <text:p/>
        </draw:line>
        <draw:line draw:name="Straight Connector 64" draw:style-name="gr3" draw:text-style-name="P1" draw:layer="layout" svg:x1="15.979cm" svg:y1="2.117cm" svg:x2="15.98cm" svg:y2="6.124cm">
          <text:p/>
        </draw:line>
        <draw:line draw:name="Straight Connector 65" draw:style-name="gr3" draw:text-style-name="P1" draw:layer="layout" svg:x1="15.93cm" svg:y1="6.124cm" svg:x2="16.638cm" svg:y2="6.124cm">
          <text:p/>
        </draw:line>
        <draw:line draw:name="Straight Connector 73" draw:style-name="gr4" draw:text-style-name="P1" draw:layer="layout" svg:x1="15.5cm" svg:y1="6.483cm" svg:x2="17.101cm" svg:y2="6.483cm">
          <text:p/>
        </draw:line>
        <draw:custom-shape draw:name="Rectangle 79" draw:style-name="gr6" draw:text-style-name="P5" draw:layer="layout" svg:width="6.295cm" svg:height="3.328cm" svg:x="2.366cm" svg:y="0.995cm">
          <text:p text:style-name="P2"><text:span text:style-name="T1">Create</text:span></text:p>
          <text:p text:style-name="P2"><text:span text:style-name="T1"/></text:p>
          <text:p text:style-name="P3"><text:span text:style-name="T2">From existing data</text:span></text:p>
          <text:p text:style-name="P3"><text:span text:style-name="T3">cd ~/my_project_dir</text:span></text:p>
          <text:p text:style-name="P3"><text:span text:style-name="T3">git init</text:span></text:p>
          <text:p text:style-name="P3"><text:span text:style-name="T3">git add .</text:span></text:p>
          <text:p text:style-name="P3"><text:span text:style-name="T4">From existing repo</text:span></text:p>
          <text:p text:style-name="P3"><text:span text:style-name="T3">git clone ~/existing/repo ~/new/repo</text:span></text:p>
          <text:p text:style-name="P3"><text:span text:style-name="T3">git clone you@host.org:dir/project.git</text:span></text:p>
          <text:p text:style-name="P4"><text:span text:style-name="T5">default</text:span><text:span text:style-name="T6"> protocol is </text:span><text:span text:style-name="T5">s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7" draw:text-style-name="P5" draw:layer="layout" svg:width="6.305cm" svg:height="6.274cm" svg:x="2.355cm" svg:y="4.837cm">
          <text:p text:style-name="P2"><text:span text:style-name="T1">Browse</text:span></text:p>
          <text:p text:style-name="P2"><text:span text:style-name="T1"/></text:p>
          <text:p text:style-name="P3"><text:span text:style-name="T2">Files changed in working directory</text:span></text:p>
          <text:p text:style-name="P3"><text:span text:style-name="T3">git status</text:span></text:p>
          <text:p text:style-name="P3"><text:span text:style-name="T4">Changes to tracked files</text:span></text:p>
          <text:p text:style-name="P3"><text:span text:style-name="T3">git diff</text:span></text:p>
          <text:p text:style-name="P3"><text:span text:style-name="T4">Changes between ID1 and ID2</text:span></text:p>
          <text:p text:style-name="P3"><text:span text:style-name="T3">git diff &lt;ID1&gt; &lt;ID2&gt;</text:span></text:p>
          <text:p text:style-name="P3"><text:span text:style-name="T4">History of changes</text:span></text:p>
          <text:p text:style-name="P3"><text:span text:style-name="T3">git log --decorate --graph</text:span></text:p>
          <text:p text:style-name="P3"><text:span text:style-name="T3">gitk</text:span></text:p>
          <text:p text:style-name="P3"><text:span text:style-name="T4">Who changed what and when in a file</text:span></text:p>
          <text:p text:style-name="P3"><text:span text:style-name="T3">git blame &lt;file&gt;</text:span></text:p>
          <text:p text:style-name="P3"><text:span text:style-name="T4">A commit identified by ID (commit hash)</text:span></text:p>
          <text:p text:style-name="P3"><text:span text:style-name="T3">git show &lt;ID&gt;</text:span></text:p>
          <text:p text:style-name="P3"><text:span text:style-name="T4">A specific file from a specific ID</text:span></text:p>
          <text:p text:style-name="P3"><text:span text:style-name="T3">git diff &lt;ID&gt;:&lt;FILE&gt;</text:span></text:p>
          <text:p text:style-name="P3"><text:span text:style-name="T4">Search for patterns</text:span></text:p>
          <text:p text:style-name="P3"><text:span text:style-name="T3">git grep &lt;pattern&gt; [path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8" draw:text-style-name="P5" draw:layer="layout" svg:width="6.257cm" svg:height="1.328cm" svg:x="9.271cm" svg:y="0.995cm">
          <text:p text:style-name="P2"><text:span text:style-name="T1">Change</text:span></text:p>
          <text:p text:style-name="P2"><text:span text:style-name="T7"/></text:p>
          <text:p text:style-name="P2"><text:span text:style-name="T8">Using your favorite editor / 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9" draw:text-style-name="P5" draw:layer="layout" svg:width="6.257cm" svg:height="5.4cm" svg:x="9.271cm" svg:y="2.8cm">
          <text:p text:style-name="P2"><text:span text:style-name="T1">Revert</text:span></text:p>
          <text:p text:style-name="P2"><text:span text:style-name="T1"/></text:p>
          <text:p text:style-name="P3"><text:span text:style-name="T2">Return to the last committed state</text:span></text:p>
          <text:p text:style-name="P3"><text:span text:style-name="T3">git checkout -f | git reset --hard</text:span></text:p>
          <text:p text:style-name="P4"><text:span text:style-name="T6">you cannot undo a hard reset</text:span></text:p>
          <text:p text:style-name="P3"><text:span text:style-name="T4">Revert the last commit</text:span></text:p>
          <text:p text:style-name="P3"><text:span text:style-name="T3">git revert HEAD</text:span></text:p>
          <text:p text:style-name="P4"><text:span text:style-name="T6">Creates a new commit</text:span></text:p>
          <text:p text:style-name="P3"><text:span text:style-name="T4">Revert specific commit</text:span></text:p>
          <text:p text:style-name="P3"><text:span text:style-name="T3">git revert $id</text:span></text:p>
          <text:p text:style-name="P4"><text:span text:style-name="T6">Creates a new commit</text:span></text:p>
          <text:p text:style-name="P3"><text:span text:style-name="T4">Fix the last commit</text:span></text:p>
          <text:p text:style-name="P3"><text:span text:style-name="T3">git commit -a --amend</text:span></text:p>
          <text:p text:style-name="P4"><text:span text:style-name="T6">after editing the broken files</text:span></text:p>
          <text:p text:style-name="P4"><text:span text:style-name="T6">(if you haven’t <text:s/>pushed)</text:span></text:p>
          <text:p text:style-name="P3"><text:span text:style-name="T4">Checkout the ID version of a file</text:span></text:p>
          <text:p text:style-name="P3"><text:span text:style-name="T3">git checkout &lt;ID&gt; &lt;file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0" draw:text-style-name="P5" draw:layer="layout" svg:width="7.2cm" svg:height="4.022cm" svg:x="16.421cm" svg:y="0.995cm">
          <text:p text:style-name="P6"><text:span text:style-name="T1">Update</text:span></text:p>
          <text:p text:style-name="P6"><text:span text:style-name="T1"/></text:p>
          <text:p text:style-name="P7"><text:span text:style-name="T2">Fetch latest changes from origin</text:span></text:p>
          <text:p text:style-name="P7"><text:span text:style-name="T3">git fetch</text:span></text:p>
          <text:p text:style-name="P8"><text:span text:style-name="T6">this does not merge them</text:span></text:p>
          <text:p text:style-name="P7"><text:span text:style-name="T4">Pull latest changes from origin</text:span></text:p>
          <text:p text:style-name="P7"><text:span text:style-name="T3">git pull</text:span></text:p>
          <text:p text:style-name="P8"><text:span text:style-name="T6">does a fetch followed by a merge</text:span></text:p>
          <text:p text:style-name="P7"><text:span text:style-name="T4">Apply a patch that someone sent you</text:span></text:p>
          <text:p text:style-name="P7"><text:span text:style-name="T3">git am -3 patch.mbox</text:span></text:p>
          <text:p text:style-name="P8"><text:span text:style-name="T6">In case of conflict, resolve the conflict and</text:span></text:p>
          <text:p text:style-name="P7"><text:span text:style-name="T3">git am --resol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" draw:style-name="gr11" draw:text-style-name="P1" draw:layer="layout" svg:x1="15.98cm" svg:y1="6.851cm" svg:x2="17.581cm" svg:y2="6.851cm">
          <text:p/>
        </draw:line>
        <draw:custom-shape draw:name="Rectangle 2" draw:style-name="gr12" draw:text-style-name="P5" draw:layer="layout" svg:width="7.159cm" svg:height="1.705cm" svg:x="16.462cm" svg:y="5.619cm">
          <text:p text:style-name="P6"><text:span text:style-name="T1">Commit</text:span></text:p>
          <text:p text:style-name="P6"><text:span text:style-name="T1"/></text:p>
          <text:p text:style-name="P7"><text:span text:style-name="T3">git (add|rm) &lt;files&gt;; git commit -v</text:span></text:p>
          <text:p text:style-name="P7"><text:span text:style-name="T4">Commit all local changes</text:span></text:p>
          <text:p text:style-name="P7"><text:span text:style-name="T3">git commit –a -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5" draw:style-name="gr11" draw:text-style-name="P1" draw:layer="layout" svg:x1="15.979cm" svg:y1="6.802cm" svg:x2="15.98cm" svg:y2="10.764cm">
          <text:p/>
        </draw:line>
        <draw:line draw:name="Straight Connector 26" draw:style-name="gr11" draw:text-style-name="P1" draw:layer="layout" svg:x1="15.264cm" svg:y1="10.725cm" svg:x2="16.029cm" svg:y2="10.725cm">
          <text:p/>
        </draw:line>
        <draw:custom-shape draw:name="Rectangle 83" draw:style-name="gr13" draw:text-style-name="P5" draw:layer="layout" svg:width="6.257cm" svg:height="4.8cm" svg:x="9.271cm" svg:y="8.625cm">
          <text:p text:style-name="P2"><text:span text:style-name="T1">Branch</text:span></text:p>
          <text:p text:style-name="P2"><text:span text:style-name="T1"/></text:p>
          <text:p text:style-name="P3"><text:span text:style-name="T2">List all branches</text:span></text:p>
          <text:p text:style-name="P3"><text:span text:style-name="T3">git branch -vv [-r]</text:span></text:p>
          <text:p text:style-name="P3"><text:span text:style-name="T4">Switch to the BRANCH branch</text:span></text:p>
          <text:p text:style-name="P3"><text:span text:style-name="T3">git checkout &lt;BRANCH&gt;</text:span></text:p>
          <text:p text:style-name="P3"><text:span text:style-name="T4">Merge branch B1 into branch B2</text:span></text:p>
          <text:p text:style-name="P3"><text:span text:style-name="T3">git checkout &lt;B2&gt;</text:span></text:p>
          <text:p text:style-name="P3"><text:span text:style-name="T3">git merge &lt;B1&gt;</text:span></text:p>
          <text:p text:style-name="P3"><text:span text:style-name="T4">Create branch based on HEAD</text:span></text:p>
          <text:p text:style-name="P3"><text:span text:style-name="T3">git branch &lt;BRANCH&gt;</text:span></text:p>
          <text:p text:style-name="P3"><text:span text:style-name="T4">Create branch based on another</text:span></text:p>
          <text:p text:style-name="P3"><text:span text:style-name="T3">git branch &lt;new&gt; &lt;base&gt;</text:span></text:p>
          <text:p text:style-name="P3"><text:span text:style-name="T4">Delete a branch</text:span></text:p>
          <text:p text:style-name="P3"><text:span text:style-name="T3">git branch -d &lt;branch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4" draw:text-style-name="P5" draw:layer="layout" svg:width="7.159cm" svg:height="2.885cm" svg:x="16.462cm" svg:y="7.925cm">
          <text:p text:style-name="P6"><text:span text:style-name="T1">Publish</text:span></text:p>
          <text:p text:style-name="P6"><text:span text:style-name="T1"/></text:p>
          <text:p text:style-name="P7"><text:span text:style-name="T2">Prepare a patch for other developers</text:span></text:p>
          <text:p text:style-name="P7"><text:span text:style-name="T3">git format-patch origin</text:span></text:p>
          <text:p text:style-name="P7"><text:span text:style-name="T4">Push changes to origin</text:span></text:p>
          <text:p text:style-name="P7"><text:span text:style-name="T3">git push [origin] [branch]</text:span></text:p>
          <text:p text:style-name="P8"><text:span text:style-name="T6">add -u to set default source for future pulls/pushes</text:span></text:p>
          <text:p text:style-name="P7"><text:span text:style-name="T4">Make a version or milestone</text:span></text:p>
          <text:p text:style-name="P7"><text:span text:style-name="T3">git tag –a &lt;version_name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1" draw:text-style-name="P1" draw:layer="layout" svg:x1="24.125cm" svg:y1="2.986cm" svg:x2="24.103cm" svg:y2="11.305cm">
          <text:p/>
        </draw:line>
        <draw:g>
          <draw:frame draw:name="Picture 2" draw:style-name="gr15" draw:text-style-name="P1" draw:layer="layout" svg:width="0.439cm" svg:height="1.216cm" svg:x="0.909cm" svg:y="4.784cm">
            <draw:image xlink:href="Pictures/10000000000000260000004A7E27B799.png" xlink:type="simple" xlink:show="embed" xlink:actuate="onLoad">
              <text:p/>
            </draw:image>
          </draw:frame>
          <draw:custom-shape draw:name="TextBox 5" draw:style-name="gr16" draw:text-style-name="P10" draw:layer="layout" svg:width="1.262cm" svg:height="3.8cm" draw:transform="rotate (-3.14159265358979) translate (1.783cm 4.8cm)">
            <text:p text:style-name="P9"><text:span text:style-name="T9">Cheat Shee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2" draw:style-name="gr17" draw:text-style-name="P5" draw:layer="layout" svg:width="11.284cm" svg:height="0.925cm" svg:x="12.604cm" svg:y="18.095cm">
          <text:p text:style-name="P8"><text:span text:style-name="T10"><text:a xlink:href="http://creativecommons.org/licenses/by-sa/3.0/">This work is licensed under a Creative Commons Attribution-Share Alike 3.0 </text:a></text:span><text:span text:style-name="T10"><text:a xlink:href="http://creativecommons.org/licenses/by-sa/3.0/">Unported</text:a></text:span><text:span text:style-name="T10"><text:a xlink:href="http://creativecommons.org/licenses/by-sa/3.0/"> Licens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8" draw:text-style-name="P5" draw:layer="layout" svg:width="6.291cm" svg:height="6.576cm" svg:x="2.355cm" svg:y="11.34cm">
          <text:p text:style-name="P6"><text:span text:style-name="T2">Useful ti</text:span><text:span text:style-name="T1">p</text:span><text:span text:style-name="T2">s</text:span></text:p>
          <text:p text:style-name="P6"><text:span text:style-name="T2"/></text:p>
          <text:p text:style-name="P7"><text:span text:style-name="T2">Get help</text:span></text:p>
          <text:p text:style-name="P7"><text:span text:style-name="T3">git help [command]</text:span></text:p>
          <text:p text:style-name="P7"><text:span text:style-name="T3">git help (git|tutorial|glossary)</text:span></text:p>
          <text:p text:style-name="P7"><text:span text:style-name="T4">Short log</text:span></text:p>
          <text:p text:style-name="P7"><text:span text:style-name="T3">git log --oneline</text:span></text:p>
          <text:p text:style-name="P7"><text:span text:style-name="T4">Delete remote branch and locally</text:span></text:p>
          <text:p text:style-name="P7"><text:span text:style-name="T3">git push --delete &lt;origin&gt; &lt;branch&gt;</text:span></text:p>
          <text:p text:style-name="P7"><text:span text:style-name="T3">git branch -d &lt;branch&gt;</text:span></text:p>
          <text:p text:style-name="P7"><text:span text:style-name="T4">Information about remotes</text:span></text:p>
          <text:p text:style-name="P7"><text:span text:style-name="T3">git remote –v show [origin]</text:span></text:p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18" draw:text-style-name="P5" draw:layer="layout" svg:width="6.257cm" svg:height="4.101cm" svg:x="9.271cm" svg:y="13.814cm">
          <text:p text:style-name="P6"><text:span text:style-name="T1">Resolve merge conflicts</text:span></text:p>
          <text:p text:style-name="P7"><text:span text:style-name="T1"/></text:p>
          <text:p text:style-name="P7"><text:span text:style-name="T2">View merge conflicts</text:span></text:p>
          <text:p text:style-name="P7"><text:span text:style-name="T3">git diff</text:span></text:p>
          <text:p text:style-name="P7"><text:span text:style-name="T4">After resolving conflicts, merge with</text:span></text:p>
          <text:p text:style-name="P7"><text:span text:style-name="T3">git add &lt;CONFLICTING_FILE&gt;</text:span></text:p>
          <text:p text:style-name="P7"><text:span text:style-name="T3">git commit</text:span></text:p>
          <text:p text:style-name="P7"><text:span text:style-name="T4">Or use 3-way merge tool (like meld or vimdiff)</text:span></text:p>
          <text:p text:style-name="P7"><text:span text:style-name="T3">git merget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8" draw:text-style-name="P5" draw:layer="layout" svg:width="7.2cm" svg:height="5.803cm" svg:x="16.421cm" svg:y="12.112cm">
          <text:p text:style-name="P6"><text:span text:style-name="T1">Configuration</text:span></text:p>
          <text:p text:style-name="P7"><text:span text:style-name="T1"/></text:p>
          <text:p text:style-name="P7"><text:span text:style-name="T3">git config [--global]</text:span></text:p>
          <text:p text:style-name="P8"><text:span text:style-name="T4">global is stored in ~/.gitconfig</text:span></text:p>
          <text:p text:style-name="P7"><text:span text:style-name="T4">user</text:span></text:p>
          <text:p text:style-name="P7"><text:span text:style-name="T3">user.name $name</text:span></text:p>
          <text:p text:style-name="P7"><text:span text:style-name="T3">user.email $email</text:span></text:p>
          <text:p text:style-name="P7"><text:span text:style-name="T4">color</text:span></text:p>
          <text:p text:style-name="P7"><text:span text:style-name="T3">color.ui auto</text:span></text:p>
          <text:p text:style-name="P7"><text:span text:style-name="T4">add <text:s/>branch names to output of git log</text:span></text:p>
          <text:p text:style-name="P7"><text:span text:style-name="T3">log.decorate short</text:span></text:p>
          <text:p text:style-name="P7"><text:span text:style-name="T4">github</text:span></text:p>
          <text:p text:style-name="P7"><text:span text:style-name="T3">github.user $user</text:span></text:p>
          <text:p text:style-name="P7"><text:span text:style-name="T3">github.token $token</text:span></text:p>
          <text:p text:style-name="P7"><text:span text:style-name="T4"/></text:p>
          <text:p text:style-name="P7"><text:span text:style-name="T4">windows</text:span></text:p>
          <text:p text:style-name="P7"><text:span text:style-name="T3">core.autocrlf tr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7" draw:text-style-name="P5" draw:layer="layout" svg:width="7.55cm" svg:height="0.589cm" svg:x="2.068cm" svg:y="18.098cm">
          <text:p text:style-name="P7"><text:span text:style-name="T10"><text:a xlink:href="http://github.com/AlexZeitler/gitcheatsheet">http://github.com/AlexZeitler/gitcheatsheet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9" draw:layer="layout" svg:width="0cm" svg:height="0cm" svg:x="0cm" svg:y="0cm" draw:page-number="1" presentation:class="page"/>
          <draw:frame draw:name="Notes Placeholder 2" presentation:style-name="pr1" draw:text-style-name="P5" draw:layer="layout" svg:width="0cm" svg:height="0cm" svg:x="0cm" svg:y="0cm" presentation:class="notes">
            <draw:text-box>
              <text:p/>
            </draw:text-box>
          </draw:frame>
          <draw:frame draw:name="Slide Number Placeholder 3" presentation:style-name="pr2" draw:text-style-name="P12" draw:layer="layout" svg:width="0cm" svg:height="0cm" svg:x="0cm" svg:y="0cm" presentation:class="page-number">
            <draw:text-box>
              <text:p text:style-name="P11"><text:span text:style-name="T11"><text:page-number>&lt;numă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axial" draw:start-color="#d9d9d9" draw:end-color="#ededed" draw:start-intensity="100%" draw:end-intensity="100%" draw:angle="18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o" fo:country="R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de" fo:country="DE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language-asian="de" style:country-asian="DE" style:font-style-asian="normal" style:font-weight-asian="normal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language-asian="de" style:country-asian="DE" style:font-style-asian="normal" style:font-weight-asian="normal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ă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Apasă pentru editare format text titluClick to edit Master title style</text:span></text:p>
        </draw:text-box>
      </draw:frame>
      <draw:frame draw:name="Date Placeholder 3" presentation:style-name="Mpr2" draw:text-style-name="MP6" draw:layer="backgroundobjects" svg:width="0cm" svg:height="0cm" svg:x="0cm" svg:y="0cm" presentation:class="date-time">
        <draw:text-box>
          <text:p text:style-name="MP5"><text:span text:style-name="MT2"><text:date style:data-style-name="D1" text:date-value="2012-10-14">14.10.2012</text:date></text:span></text:p>
        </draw:text-box>
      </draw:frame>
      <draw:frame draw:name="Footer Placeholder 4" presentation:style-name="Mpr2" draw:text-style-name="MP6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2" draw:text-style-name="MP6" draw:layer="backgroundobjects" svg:width="0cm" svg:height="0cm" svg:x="0cm" svg:y="0cm" presentation:class="page-number">
        <draw:text-box>
          <text:p text:style-name="MP5"><text:span text:style-name="MT2"><text:page-number>&lt;număr&gt;</text:page-number></text:span></text:p>
        </draw:text-box>
      </draw:frame>
      <draw:frame presentation:style-name="Title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ă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0-14T13:33:13</dc:date>
    <dc:creator>Eddy Petrisor</dc:creator>
    <meta:document-statistic meta:object-count="57"/>
    <meta:generator>LibreOffice/3.5$Linux_X86_64 LibreOffice_project/350m1$Build-2</meta:generator>
  </office:meta>
</office:document-meta>
</file>